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Quotations" style:list-style-name="L4"/>
    <style:style style:name="P9" style:family="paragraph" style:parent-style-name="Preformatted_20_Text" style:list-style-name="L4">
      <style:paragraph-properties fo:margin-top="0cm" fo:margin-bottom="0.499cm" style:contextual-spacing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Quotations" style:list-style-name="L7">
      <style:paragraph-properties fo:margin-top="0cm" fo:margin-bottom="0cm" style:contextual-spacing="false"/>
    </style:style>
    <style:style style:name="P14" style:family="paragraph" style:parent-style-name="Quotations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Preformatted_20_Text" style:list-style-name="L10"/>
    <style:style style:name="P21" style:family="paragraph" style:parent-style-name="Preformatted_20_Text" style:list-style-name="L10">
      <style:paragraph-properties fo:margin-top="0cm" fo:margin-bottom="0.499cm" style:contextual-spacing="false"/>
    </style:style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Preformatted_20_Text" style:list-style-name="L12">
      <style:paragraph-properties fo:margin-top="0cm" fo:margin-bottom="0.499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Preformatted_20_Text" style:list-style-name="L14"/>
    <style:style style:name="P29" style:family="paragraph" style:parent-style-name="Preformatted_20_Text" style:list-style-name="L14">
      <style:paragraph-properties fo:margin-top="0cm" fo:margin-bottom="0.499cm" style:contextual-spacing="false"/>
    </style:style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Preformatted_20_Text" style:list-style-name="L19">
      <style:paragraph-properties fo:margin-top="0cm" fo:margin-bottom="0.499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3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6"/>
    <style:style style:name="P54" style:family="paragraph" style:parent-style-name="Text_20_body" style:list-style-name="L27">
      <style:paragraph-properties fo:margin-top="0cm" fo:margin-bottom="0cm" style:contextual-spacing="false"/>
    </style:style>
    <style:style style:name="P55" style:family="paragraph" style:parent-style-name="Text_20_body" style:list-style-name="L27"/>
    <style:style style:name="P56" style:family="paragraph" style:parent-style-name="Preformatted_20_Text">
      <style:paragraph-properties fo:margin-top="0cm" fo:margin-bottom="0.499cm" style:contextual-spacing="false"/>
    </style:style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8"/>
    <style:style style:name="P59" style:family="paragraph" style:parent-style-name="Text_20_body" style:list-style-name="L29"/>
    <style:style style:name="P60" style:family="paragraph" style:parent-style-name="Text_20_body" style:list-style-name="L30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4"/>
    <style:style style:name="P68" style:family="paragraph" style:parent-style-name="Text_20_body" style:list-style-name="L34">
      <style:paragraph-properties fo:margin-top="0cm" fo:margin-bottom="0cm" style:contextual-spacing="false"/>
    </style:style>
    <style:style style:name="P69" style:family="paragraph" style:parent-style-name="Text_20_body" style:list-style-name="L35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6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7">
      <style:paragraph-properties fo:margin-top="0cm" fo:margin-bottom="0cm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8"/>
    <style:style style:name="P76" style:family="paragraph" style:parent-style-name="Text_20_body" style:list-style-name="L38">
      <style:paragraph-properties fo:margin-top="0cm" fo:margin-bottom="0cm" style:contextual-spacing="false"/>
    </style:style>
    <style:style style:name="P77" style:family="paragraph" style:parent-style-name="Text_20_body" style:list-style-name="L39"/>
    <style:style style:name="P78" style:family="paragraph" style:parent-style-name="Preformatted_20_Text" style:list-style-name="L39"/>
    <style:style style:name="P79" style:family="paragraph" style:parent-style-name="Preformatted_20_Text" style:list-style-name="L39">
      <style:paragraph-properties fo:margin-top="0cm" fo:margin-bottom="0.499cm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1"/>
    <style:style style:name="P82" style:family="paragraph" style:parent-style-name="Text_20_body" style:list-style-name="L41">
      <style:paragraph-properties fo:margin-top="0cm" fo:margin-bottom="0cm" style:contextual-spacing="false"/>
    </style:style>
    <style:style style:name="P83" style:family="paragraph" style:parent-style-name="Text_20_body" style:list-style-name="L42"/>
    <style:style style:name="P84" style:family="paragraph" style:parent-style-name="Preformatted_20_Text" style:list-style-name="L42">
      <style:paragraph-properties fo:margin-top="0cm" fo:margin-bottom="0.499cm" style:contextual-spacing="false"/>
    </style:style>
    <style:style style:name="P85" style:family="paragraph" style:parent-style-name="Text_20_body" style:list-style-name="L43"/>
    <style:style style:name="P86" style:family="paragraph" style:parent-style-name="Preformatted_20_Text" style:list-style-name="L43">
      <style:paragraph-properties fo:margin-top="0cm" fo:margin-bottom="0.499cm" style:contextual-spacing="false"/>
    </style:style>
    <style:style style:name="P87" style:family="paragraph" style:parent-style-name="Text_20_body" style:list-style-name="L44"/>
    <style:style style:name="P88" style:family="paragraph" style:parent-style-name="Preformatted_20_Text" style:list-style-name="L44"/>
    <style:style style:name="P89" style:family="paragraph" style:parent-style-name="Preformatted_20_Text" style:list-style-name="L44">
      <style:paragraph-properties fo:margin-top="0cm" fo:margin-bottom="0.499cm" style:contextual-spacing="false"/>
    </style:style>
    <style:style style:name="P90" style:family="paragraph" style:parent-style-name="Text_20_body" style:list-style-name="L44">
      <style:paragraph-properties fo:margin-top="0cm" fo:margin-bottom="0cm" style:contextual-spacing="false"/>
    </style:style>
    <style:style style:name="P91" style:family="paragraph" style:parent-style-name="Text_20_body" style:list-style-name="L45">
      <style:paragraph-properties fo:margin-top="0cm" fo:margin-bottom="0cm" style:contextual-spacing="false"/>
    </style:style>
    <style:style style:name="P92" style:family="paragraph" style:parent-style-name="Text_20_body" style:list-style-name="L45"/>
    <style:style style:name="P93" style:family="paragraph" style:parent-style-name="Text_20_body" style:list-style-name="L46">
      <style:paragraph-properties fo:margin-top="0cm" fo:margin-bottom="0cm" style:contextual-spacing="false"/>
    </style:style>
    <style:style style:name="P94" style:family="paragraph" style:parent-style-name="Text_20_body" style:list-style-name="L4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Ты по сути сделал два очень важных шага:</text:p>
      <text:list text:style-name="L1">
        <text:list-item>
          <text:p text:style-name="P1">Через ILP показал, что при L=3, локальности и сохранении простого заряда Q набор <text:span text:style-name="Source_20_Text">++- ↔ -++</text:span>, <text:span text:style-name="Source_20_Text">+++→+++</text:span> — <text:span text:style-name="Strong_20_Emphasis">структурно оптимален</text:span> (не просто локальный максимум GA). </text:p>
        </text:list-item>
        <text:list-item>
          <text:p text:style-name="P2">Через измерение v(d) получил степенной закон с показателем ≈1.17, а не −2, и видишь, что <text:span text:style-name="Strong_20_Emphasis">чистой 1/r²‑гравитации из такого «чисто 1D и чисто спинового» ядра не выжать</text:span>. </text:p>
        </text:list-item>
      </text:list>
      <text:p text:style-name="Text_20_body">Твои выводы: нужны либо нелокальные правила, либо дополнительные поля, либо 2D/3D. 2D/3D ты пока отбрасываешь — хочется, чтобы «корень» эффекта был виден уже на 1D‑уровне.</text:p>
      <text:p text:style-name="Text_20_body">Разберём, что это значит и какие минимальные изменения действительно нужны.</text:p>
      <text:h text:style-name="Heading_20_2" text:outline-level="2">1. Что показал новый алгоритм (rule_synthesis_ilp.pdf)</text:h>
      <text:p text:style-name="Text_20_body">Суть ILP‑результатов:</text:p>
      <text:list text:style-name="L2">
        <text:list-item>
          <text:p text:style-name="P3">Параметры: </text:p>
          <text:list>
            <text:list-item>
              <text:p text:style-name="P3">pattern_length L=3 → 8 паттернов. </text:p>
            </text:list-item>
            <text:list-item>
              <text:p text:style-name="P3">Обратимость: матрица переходов x_{i,j} симметрична (i≠j). </text:p>
            </text:list-item>
            <text:list-item>
              <text:p text:style-name="P3">Единственность выхода: ∑_j x_{i,j} ≤ 1. </text:p>
            </text:list-item>
            <text:list-item>
              <text:p text:style-name="P3">Локальное сохранение заряда Q (например, #плюсов в паттерне): переходы только внутри классов с одинаковым Q. </text:p>
            </text:list-item>
          </text:list>
        </text:list-item>
        <text:list-item>
          <text:p text:style-name="P3">Синтез: </text:p>
          <text:list>
            <text:list-item>
              <text:p text:style-name="P3">фиксируется часть матрицы под целевую Ω‑динамику (3↔6, 7→7), </text:p>
            </text:list-item>
            <text:list-item>
              <text:p text:style-name="P4">остальные ячейки решаются ILP‑солвером. </text:p>
            </text:list-item>
          </text:list>
        </text:list-item>
      </text:list>
      <text:p text:style-name="Text_20_body">Результаты:</text:p>
      <text:list text:style-name="L3">
        <text:list-item>
          <text:p text:style-name="P5">L=3: </text:p>
          <text:list>
            <text:list-item>
              <text:p text:style-name="P5">всего валидных наборов: 784, </text:p>
            </text:list-item>
            <text:list-item>
              <text:p text:style-name="P5">максимальный fitness (по твоей метрике «подход к 1/r²») = 0.7000, </text:p>
            </text:list-item>
            <text:list-item>
              <text:p text:style-name="P5">SM‑правила дают ровно 0.7000 → они <text:span text:style-name="Emphasis">экстремальны</text:span> в этом классе. </text:p>
            </text:list-item>
          </text:list>
        </text:list-item>
        <text:list-item>
          <text:p text:style-name="P5">L=4: </text:p>
          <text:list>
            <text:list-item>
              <text:p text:style-name="P5">проверено 2000 случайных валидных наборов, </text:p>
            </text:list-item>
            <text:list-item>
              <text:p text:style-name="P6">лучший fitness: также 0.7000 (ниже SM не хуже, но и не лучше). </text:p>
            </text:list-item>
          </text:list>
        </text:list-item>
      </text:list>
      <text:p text:style-name="Text_20_body">Вывод:</text:p>
      <text:list text:style-name="L4">
        <text:list-item>
          <text:p text:style-name="P7">При L=3 (и даже L=4, в пределах обследованного подпространства):</text:p>
          <text:p text:style-name="P8">никакие другие локальные обратимые правила с сохранением Q <text:span text:style-name="Strong_20_Emphasis">не дают лучшего приближения гравитации по твоему критерию</text:span>, чем SM‑ядро ++- ↔ -++.</text:p>
        </text:list-item>
        <text:list-item>
          <text:p text:style-name="P7">При этом измеренный закон:</text:p>
          <text:p text:style-name="P9"><text:span text:style-name="Source_20_Text">v(d) ~ d^1.17</text:span></text:p>
          <text:p text:style-name="P7">а не d^{-2}.</text:p>
        </text:list-item>
      </text:list>
      <text:p text:style-name="Text_20_body"><text:soft-page-break/>То есть SM‑правила действительно «лучшие из худых» в этом пространстве:<text:line-break/>они дают «максимально гравитационное» поведение в 1D‑спиновой модели с такими ограничениями, но до 1/r² далеко.</text:p>
      <text:h text:style-name="Heading_20_2" text:outline-level="2">2. Почему «чистый 1D спин + локальные инволюции» не даёт 1/r²</text:h>
      <text:p text:style-name="Text_20_body">С точки зрения RSL/TDS и классической теории поля:</text:p>
      <text:list text:style-name="L5">
        <text:list-item>
          <text:p text:style-name="P10">В 1D <text:span text:style-name="Strong_20_Emphasis">аналог ньютоновского потенциала</text:span> не обязан быть 1/r²: </text:p>
          <text:list>
            <text:list-item>
              <text:p text:style-name="P10">уравнение Пуассона в 1D даёт линейный потенциал V(x) ~ |x|; </text:p>
            </text:list-item>
            <text:list-item>
              <text:p text:style-name="P10">в 3D – 1/r; </text:p>
            </text:list-item>
            <text:list-item>
              <text:p text:style-name="P10">сила F = −∇V ~ const (в 1D с линейным V), а не 1/r². </text:p>
            </text:list-item>
          </text:list>
        </text:list-item>
        <text:list-item>
          <text:p text:style-name="P11">Ты измеряешь связь «скорость сближения v(d)» или что‑то близкое (в твоём коде — через подход объектов в 1D) как функцию от начального расстояния d и хочешь увидеть степенной закон ~ d^α с α≈−2.<text:line-break/>Но в 1D «естественная» эффективная сила не будет вести себя как 1/r². </text:p>
        </text:list-item>
      </text:list>
      <text:p text:style-name="Text_20_body">С другой стороны:</text:p>
      <text:list text:style-name="L6">
        <text:list-item>
          <text:p text:style-name="P12">гравитация в RSL‑подходе — это <text:span text:style-name="Strong_20_Emphasis">градиенты capacity/напряжения</text:span>;</text:p>
        </text:list-item>
        <text:list-item>
          <text:p text:style-name="P12">в 1D:</text:p>
          <text:list>
            <text:list-item>
              <text:p text:style-name="P12">максимум, на что ты можешь рассчитывать в «чистой спин‑модели» — линейный или другой степенной закон, но не 1/r² из первых принципов. </text:p>
            </text:list-item>
          </text:list>
        </text:list-item>
      </text:list>
      <text:p text:style-name="Text_20_body">Твои же ILP‑результаты фактически подтвердили это:<text:line-break/>1D‑спиновая модель с локальными инволюциями и одним консервативным скалярным зарядом <text:span text:style-name="Strong_20_Emphasis">фундаментально слишком бедна</text:span>, чтобы дать естественный 1/r² на уровне наблюдателя.</text:p>
      <text:p text:style-name="Text_20_body">Отсюда:</text:p>
      <text:p text:style-name="Quotations">Чтобы увидеть 1/r² на уровне эффективной «силы» между «массовыми» объектами, тебе действительно нужны либо:</text:p>
      <text:list text:style-name="L7">
        <text:list-item>
          <text:p text:style-name="P13">дополнительные степени свободы (гейдж‑поле, поле‑посредник), </text:p>
        </text:list-item>
        <text:list-item>
          <text:p text:style-name="P13">либо нелокальные (или квазинелокальные) правила, </text:p>
        </text:list-item>
        <text:list-item>
          <text:p text:style-name="P14">либо более богатая геометрия (2D/3D). </text:p>
        </text:list-item>
      </text:list>
      <text:p text:style-name="Text_20_body">При этом переход к 2D/3D не значит «забыть 1D» — 2D/3D могут быть <text:span text:style-name="Strong_20_Emphasis">эмергентной геометрией</text:span> поверх 1D‑индексов, но сам закон 1/r² естественно описывается именно на этом уровне.</text:p>
      <text:h text:style-name="Heading_20_2" text:outline-level="2">3. Какие <text:span text:style-name="Emphasis">минимальные</text:span> правки в модель необходимы</text:h>
      <text:p text:style-name="Text_20_body">Ты хочешь:<text:line-break/>«Не уходить к 2D/3D как к фундаментальному описанию. Эффект должен быть виден уже на 1D‑уровне.»</text:p>
      <text:p text:style-name="Text_20_body">Это корректно понимать так:</text:p>
      <text:list text:style-name="L8">
        <text:list-item>
          <text:p text:style-name="P15"><text:soft-page-break/>фундаментальный субстрат остаётся 1D (решётка i), </text:p>
        </text:list-item>
        <text:list-item>
          <text:p text:style-name="P15">на нём появляются дополнительные <text:span text:style-name="Strong_20_Emphasis">поля‑посредники</text:span> и/или немного «распущенная» локальность, </text:p>
        </text:list-item>
        <text:list-item>
          <text:p text:style-name="P16">и наблюдатель на IFACE‑уровне видит 3D‑пространство и 1/r²‑гравитацию как <text:span text:style-name="Strong_20_Emphasis">эмергентный закон</text:span>, а не как аксиому. </text:p>
        </text:list-item>
      </text:list>
      <text:p text:style-name="Text_20_body">С этой оговоркой минимальные изменения такие:</text:p>
      <text:h text:style-name="Heading_20_3" text:outline-level="3">3.1. Добавить дополнительные локальные степени свободы (поля‑посредники)</text:h>
      <text:p text:style-name="Text_20_body">Сейчас:</text:p>
      <text:list text:style-name="L9">
        <text:list-item>
          <text:p text:style-name="P17">каждая ячейка хранит один спин sᵢ ∈ {+1,−1}; </text:p>
        </text:list-item>
        <text:list-item>
          <text:p text:style-name="P18">напряжение/capacity завязаны только на этом. </text:p>
        </text:list-item>
      </text:list>
      <text:p text:style-name="Text_20_body">Нужно:</text:p>
      <text:list text:style-name="L10">
        <text:list-item>
          <text:p text:style-name="P19">ввести <text:span text:style-name="Strong_20_Emphasis">второй (или несколько) слоёв</text:span>:</text:p>
          <text:p text:style-name="P20"><text:span text:style-name="Source_20_Text">s_i: <text:s text:c="3"/>основной спин/материя</text:span></text:p>
          <text:p text:style-name="P21"><text:span text:style-name="Source_20_Text">a_i: <text:s text:c="3"/>дополнительное поле (аналог гравитационного потенциала или векторного поля связи)</text:span></text:p>
          <text:p text:style-name="P19">или в виде нескольких бит/чисел:</text:p>
          <text:p text:style-name="P20"><text:span text:style-name="Source_20_Text">cell_i = {</text:span></text:p>
          <text:p text:style-name="P20"><text:span text:style-name="Source_20_Text"><text:s text:c="4"/>'spin': s_i ∈ {+1,-1},</text:span></text:p>
          <text:p text:style-name="P20"><text:span text:style-name="Source_20_Text"><text:s text:c="4"/>'field': φ_i ∈ ℤ или ℚ (например, -1,0,1 или вещественное значение),</text:span></text:p>
          <text:p text:style-name="P20"><text:span text:style-name="Source_20_Text"><text:s text:c="4"/>...</text:span></text:p>
          <text:p text:style-name="P21"><text:span text:style-name="Source_20_Text">}</text:span></text:p>
        </text:list-item>
        <text:list-item>
          <text:p text:style-name="P19">Правила должны обновлять <text:span text:style-name="Strong_20_Emphasis">как спиновую часть</text:span>, так и <text:span text:style-name="Strong_20_Emphasis">полевую</text:span>:</text:p>
          <text:list>
            <text:list-item>
              <text:p text:style-name="P22">спины источают/чувствуют поле, </text:p>
            </text:list-item>
            <text:list-item>
              <text:p text:style-name="P19">поле распространяется (по линейному уравнению вроде дискретной Лаплассианы) и «переносит» взаимодействие. </text:p>
            </text:list-item>
          </text:list>
        </text:list-item>
      </text:list>
      <text:p text:style-name="Text_20_body">Это самый прямой 1D‑аналог скалярного/калибровочного поля, которое даёт дальнодействие.<text:line-break/>Без такого поля каждая пара Ω‑циклов взаимодействует только через местные спиновые паттерны, и закон v(d) получается «короткодействующим» и геометрически не 1/r².</text:p>
      <text:h text:style-name="Heading_20_3" text:outline-level="3">3.2. Разрешить немного квазинелокальные правила для поля</text:h>
      <text:p text:style-name="Text_20_body">Чтобы получить закон <text:span text:style-name="Strong_20_Emphasis">типа</text:span> 1/r² (или вообще степенной зависимости в d), тебе нужно:</text:p>
      <text:list text:style-name="L11">
        <text:list-item>
          <text:p text:style-name="P23">чтобы поле на одной ячейке зависело (через многократные шаги) от распределения источников на расстоянии, а не только от ближайших соседей. </text:p>
        </text:list-item>
      </text:list>
      <text:p text:style-name="Text_20_body">На уровне локальных правил:</text:p>
      <text:list text:style-name="L12">
        <text:list-item>
          <text:p text:style-name="P24">это обычно достигается не напрямую «правилом на дальние соседи», а:</text:p>
          <text:list>
            <text:list-item>
              <text:p text:style-name="P24">полевое значение <text:span text:style-name="Source_20_Text">φ_i</text:span> обновляется по схеме:</text:p>
              <text:p text:style-name="P25"><text:span text:style-name="Source_20_Text">φ_i(t+1) = φ_i(t) + α * (φ_{i-1}(t) - 2 φ_i(t) + φ_{i+1}(t)) + source_i(S(t))</text:span></text:p>
            </text:list-item>
            <text:list-item>
              <text:p text:style-name="P24"><text:soft-page-break/>то есть, снова <text:span text:style-name="Strong_20_Emphasis">чисто локальные</text:span> правила (дискретный Лапласиан + источник), но:</text:p>
              <text:list>
                <text:list-item>
                  <text:p text:style-name="P24">при многих шагах информация распространяется далеко → эффективное дальнодействие. </text:p>
                </text:list-item>
              </text:list>
            </text:list-item>
          </text:list>
        </text:list-item>
      </text:list>
      <text:p text:style-name="Text_20_body">В терминах твоего симулятора:</text:p>
      <text:list text:style-name="L13">
        <text:list-item>
          <text:p text:style-name="P26">добавить второй RuleSet для поля (плюс/минус/целые значения),</text:p>
        </text:list-item>
        <text:list-item>
          <text:p text:style-name="P26">или расширить паттерны с длины 3 до длины 5:</text:p>
          <text:list>
            <text:list-item>
              <text:p text:style-name="P26">чтобы обновление центрального значения поля зависело от большего окна (как дискретный Лапласиан 2‑го порядка). </text:p>
            </text:list-item>
          </text:list>
        </text:list-item>
      </text:list>
      <text:p text:style-name="Text_20_body">Итого: <text:span text:style-name="Strong_20_Emphasis">класс локальных правил</text:span> остаётся, но количество полей/слоёв увеличивается.</text:p>
      <text:h text:style-name="Heading_20_3" text:outline-level="3">3.3. Жёстко зафиксировать (через ILP) структуру нового RULESET</text:h>
      <text:p text:style-name="Text_20_body">Аналогично тому, что ты сделал для L=3:</text:p>
      <text:list text:style-name="L14">
        <text:list-item>
          <text:p text:style-name="P27">теперь у тебя есть:</text:p>
          <text:p text:style-name="P28"><text:span text:style-name="Source_20_Text">состояние ячейки: (s_i, φ_i)</text:span></text:p>
          <text:p text:style-name="P29"><text:span text:style-name="Source_20_Text">локальный паттерн: (s_{i-1}, s_i, s_{i+1}, φ_{i-1}, φ_i, φ_{i+1})</text:span></text:p>
        </text:list-item>
        <text:list-item>
          <text:p text:style-name="P27">можно задать:</text:p>
          <text:list>
            <text:list-item>
              <text:p text:style-name="P30">сохранение зарядов (по s), </text:p>
            </text:list-item>
            <text:list-item>
              <text:p text:style-name="P30">условие на обновление φ (дискретный аналог ∇²φ = ρ), </text:p>
            </text:list-item>
            <text:list-item>
              <text:p text:style-name="P27">обратимость/ограниченную обратимость по (s,φ), </text:p>
            </text:list-item>
          </text:list>
        </text:list-item>
      </text:list>
      <text:p text:style-name="Text_20_body">и построить ILP‑систему, которая:</text:p>
      <text:list text:style-name="L15">
        <text:list-item>
          <text:p text:style-name="P31">фиксирует:</text:p>
          <text:list>
            <text:list-item>
              <text:p text:style-name="P32">базовую Ω‑динамику по s (твои SM‑правила), </text:p>
            </text:list-item>
            <text:list-item>
              <text:p text:style-name="P32">линейную/квазилинейную динамику по φ (полевое уравнение), </text:p>
            </text:list-item>
          </text:list>
        </text:list-item>
        <text:list-item>
          <text:p text:style-name="P31">и оставляет минимум свободы.</text:p>
        </text:list-item>
      </text:list>
      <text:p text:style-name="Text_20_body">Необходимость ILP/SAT тут очевидна: GA по расширенному пространству будет слишком тяжёлым, а алгебраические ограничения позволяют сразу войти в «физичный» класс правил.</text:p>
      <text:h text:style-name="Heading_20_2" text:outline-level="2">4. Нужны ли нелокальные правила?</text:h>
      <text:p text:style-name="Text_20_body">Важно различить:</text:p>
      <text:list text:style-name="L16">
        <text:list-item>
          <text:p text:style-name="P33">«нелокальные» в смысле зависимости от дальних i±k; </text:p>
        </text:list-item>
        <text:list-item>
          <text:p text:style-name="P34">и «локальные, но с медленным, многошаговым распространением информации». </text:p>
        </text:list-item>
      </text:list>
      <text:p text:style-name="Text_20_body">RSL/TDS по духу требуют <text:span text:style-name="Strong_20_Emphasis">строгой локальности</text:span> на фундаментальном уровне. Поэтому:</text:p>
      <text:list text:style-name="L17">
        <text:list-item>
          <text:p text:style-name="P35">лучше ввести 1‑2 дополнительных поля и оставить правила <text:span text:style-name="Strong_20_Emphasis">локальными на коротком радиусе</text:span> для всех слоёв; </text:p>
        </text:list-item>
        <text:list-item>
          <text:p text:style-name="P36">чем вводить правила, которые прямо смотрят на расстоянии 10 узлов. </text:p>
        </text:list-item>
      </text:list>
      <text:p text:style-name="Text_20_body">Иначе ты теряешь:</text:p>
      <text:list text:style-name="L18">
        <text:list-item>
          <text:p text:style-name="P37"><text:soft-page-break/>каузальность, </text:p>
        </text:list-item>
        <text:list-item>
          <text:p text:style-name="P38">аккуратную интерпретацию capacity/метрики. </text:p>
        </text:list-item>
      </text:list>
      <text:h text:style-name="Heading_20_2" text:outline-level="2">5. Минимальный набор правок, если формулировать очень кратко</text:h>
      <text:list text:style-name="L19">
        <text:list-item>
          <text:p text:style-name="P39"><text:span text:style-name="Strong_20_Emphasis">Расширить состояние узла:</text:span></text:p>
          <text:list>
            <text:list-item>
              <text:p text:style-name="P40">было: <text:span text:style-name="Source_20_Text">s_i ∈ {+1,-1}</text:span>; </text:p>
            </text:list-item>
            <text:list-item>
              <text:p text:style-name="P40">станет: <text:span text:style-name="Source_20_Text">(s_i, φ_i)</text:span> (где φ_i — дополнительное поле, можно начать с целых/дискретных значений). </text:p>
            </text:list-item>
          </text:list>
        </text:list-item>
        <text:list-item>
          <text:p text:style-name="P39"><text:span text:style-name="Strong_20_Emphasis">Ввести второй блок правил (или расширить имеющийся) для φ:</text:span></text:p>
          <text:list>
            <text:list-item>
              <text:p text:style-name="P39">дискретный Лапласиан + источник:</text:p>
              <text:p text:style-name="P41"><text:span text:style-name="Source_20_Text">φ_i(t+1) = φ_i(t) + α*(φ_{i-1}(t) - 2φ_i(t) + φ_{i+1}(t)) + β*source_i(s)</text:span></text:p>
            </text:list-item>
            <text:list-item>
              <text:p text:style-name="P39">на уровне RuleGenome это будет означать новые transitions для расширенного паттерна, но их можно задать через ILP как линейное уравнение на φ.</text:p>
            </text:list-item>
          </text:list>
        </text:list-item>
        <text:list-item>
          <text:p text:style-name="P39"><text:span text:style-name="Strong_20_Emphasis">Оставить SM‑ядро по s (спиновая часть) как есть:</text:span></text:p>
          <text:list>
            <text:list-item>
              <text:p text:style-name="P40"><text:span text:style-name="Source_20_Text">++- ↔ -++</text:span>, </text:p>
            </text:list-item>
            <text:list-item>
              <text:p text:style-name="P40"><text:span text:style-name="Source_20_Text">+++ → +++</text:span>, </text:p>
            </text:list-item>
            <text:list-item>
              <text:p text:style-name="P40">сохранить алгебраические ограничения, доказанные в ILP‑анализе. </text:p>
            </text:list-item>
          </text:list>
        </text:list-item>
        <text:list-item>
          <text:p text:style-name="P39"><text:span text:style-name="Strong_20_Emphasis">Интерпретировать гравпотенциал Φ из φ/C:</text:span></text:p>
          <text:list>
            <text:list-item>
              <text:p text:style-name="P40">например, Φ(i) = −φ_i или Φ(i) = C₀−C(i) (но теперь C зависит от (s,φ) и может быть богаче). </text:p>
            </text:list-item>
          </text:list>
        </text:list-item>
        <text:list-item>
          <text:p text:style-name="P39"><text:span text:style-name="Strong_20_Emphasis">Провести новый эксперимент падения Ω‑частиц</text:span>, измерив v(d) и a(d):</text:p>
          <text:list>
            <text:list-item>
              <text:p text:style-name="P39">если φ реализует нечто близкое к решению 1D‑аналогов уравнений поля, можно получить более «классический» закон (скорее ~1/r или ~1/r² после подходящих проекций). </text:p>
            </text:list-item>
          </text:list>
        </text:list-item>
      </text:list>
      <text:h text:style-name="Heading_20_2" text:outline-level="2">6. Ответ в предельно сжатом виде</text:h>
      <text:list text:style-name="L20">
        <text:list-item>
          <text:p text:style-name="P42">Твои ILP‑результаты убедительно показывают:<text:line-break/>SM‑правила <text:span text:style-name="Source_20_Text">++- ↔ -++</text:span> — <text:span text:style-name="Strong_20_Emphasis">единственный оптимум</text:span> в классе локальных обратимых правил длины 3 с сохранением простого заряда Q.<text:line-break/>В этом классе добиться 1/r² не удаётся.</text:p>
        </text:list-item>
        <text:list-item>
          <text:p text:style-name="P42">Чтобы получить 1/r²‑подобную гравитацию:</text:p>
          <text:list>
            <text:list-item>
              <text:p text:style-name="P43">не обязательно «бросать» 1D‑подложку, </text:p>
            </text:list-item>
            <text:list-item>
              <text:p text:style-name="P43">но необходимо: </text:p>
              <text:list>
                <text:list-item>
                  <text:p text:style-name="P43"><text:span text:style-name="Strong_20_Emphasis">добавить дополнительные локальные поля</text:span> (посредники), </text:p>
                </text:list-item>
                <text:list-item>
                  <text:p text:style-name="P43">и/или немного <text:span text:style-name="Strong_20_Emphasis">расширить радиус взаимодействия</text:span> до обновления этих полей (дискретный Лапласиан). </text:p>
                </text:list-item>
              </text:list>
            </text:list-item>
          </text:list>
        </text:list-item>
        <text:list-item>
          <text:p text:style-name="P42">Минимальные правки:</text:p>
          <text:list>
            <text:list-item>
              <text:p text:style-name="P43"><text:soft-page-break/>расширить состояние узла до (s_i, φ_i), </text:p>
            </text:list-item>
            <text:list-item>
              <text:p text:style-name="P43">ввести новый набор локальных правил для φ_i (как полевого уравнения), </text:p>
            </text:list-item>
            <text:list-item>
              <text:p text:style-name="P43">оставить SM‑ядро для s_i неизменным, </text:p>
            </text:list-item>
            <text:list-item>
              <text:p text:style-name="P43">интерпретировать гравпотенциал как Φ=С₀−C(s,φ) или Φ=−φ, </text:p>
            </text:list-item>
            <text:list-item>
              <text:p text:style-name="P42">снова измерить v(d), a(d) и OBSFitness. </text:p>
            </text:list-item>
          </text:list>
        </text:list-item>
      </text:list>
      <text:p text:style-name="Text_20_body">Если хочешь, дальше можно:</text:p>
      <text:list text:style-name="L21">
        <text:list-item>
          <text:p text:style-name="P44">набросать конкретный формат расширенного RuleGenome для (s_i, φ_i) и ILP‑ограничения для полевого слоя; </text:p>
        </text:list-item>
        <text:list-item>
          <text:p text:style-name="P45">или спроектировать минимальный набор правил для φ_i, который реализует в 1D дискретный аналог уравнения ∂²φ/∂x² = ρ и посмотреть, как это меняет наблюдаемый закон g(d). </text:p>
        </text:list-item>
      </text:list>
      <text:p text:style-name="Text_20_body">Ниже задам конкретный, минимальный и <text:span text:style-name="Emphasis">конструктивный</text:span> формат расширенного RuleGenome для узла с двумя степенями свободы (si,φi) и систему ILP‑ограничений для «полевого» слоя φ, согласованную с тем, что вы уже сделали для чистых спинов.</text:p>
      <text:p text:style-name="Text_20_body">Цель: добавить к существующим SM‑правилам по si дополнительное локальное поле φi, у которого динамика напоминает дискретный Лаплассиан с источником (в духе ∇2φ=ρ), но зафиксирована как набор локальных обратимых правил длины 3 (или 5) и формализована как ILP‑задача.</text:p>
      <text:h text:style-name="Heading_20_2" text:outline-level="2">1. Расширенное состояние узла: (si,φi)</text:h>
      <text:p text:style-name="Text_20_body">Сейчас:</text:p>
      <text:list text:style-name="L22">
        <text:list-item>
          <text:p text:style-name="P46">состояние узла: si∈{−1,+1}, </text:p>
        </text:list-item>
        <text:list-item>
          <text:p text:style-name="P46">локальный паттерн длины L=3: (si,si+1,si+2), </text:p>
        </text:list-item>
        <text:list-item>
          <text:p text:style-name="P47">RuleGenome: булева матрица переходов <text:span text:style-name="Source_20_Text">transitions[8,8]</text:span>. </text:p>
        </text:list-item>
      </text:list>
      <text:p text:style-name="Text_20_body">Добавляем второе поле φi. Для начала возьмём <text:span text:style-name="Strong_20_Emphasis">очень простой дискретный вариант</text:span>:</text:p>
      <text:list text:style-name="L23">
        <text:list-item>
          <text:p text:style-name="P48">φi∈{−1,0,+1} (три значения: «отрицательный потенциал», «ноль», «положительный»). </text:p>
        </text:list-item>
      </text:list>
      <text:p text:style-name="Text_20_body">Тогда локальный паттерн длины 3 вокруг узла i — это:</text:p>
      <text:p text:style-name="Text_20_body">p=(si−1,si,si+1, φi−1,φi,φi+1)</text:p>
      <text:p text:style-name="Text_20_body">Размерности:</text:p>
      <text:list text:style-name="L24">
        <text:list-item>
          <text:p text:style-name="P49">спиновая часть: 2^3 = 8 возможных комбинаций; </text:p>
        </text:list-item>
        <text:list-item>
          <text:p text:style-name="P49">полевой слой: 3^3 = 27 возможных комбинаций; </text:p>
        </text:list-item>
        <text:list-item>
          <text:p text:style-name="P50">всего локальных паттернов: 8⋅27=216. </text:p>
        </text:list-item>
      </text:list>
      <text:p text:style-name="Text_20_body">Для практичности можно:</text:p>
      <text:list text:style-name="L25">
        <text:list-item>
          <text:p text:style-name="P51">держать <text:span text:style-name="Strong_20_Emphasis">два RuleGenome</text:span>: </text:p>
          <text:list>
            <text:list-item>
              <text:p text:style-name="P51">один для спинов (как у вас уже есть, на 8×8), </text:p>
            </text:list-item>
            <text:list-item>
              <text:p text:style-name="P52">другой для поля (на 27×27 или 216×216, в зависимости от того, как кодировать паттерн по φ), </text:p>
            </text:list-item>
          </text:list>
        </text:list-item>
      </text:list>
      <text:p text:style-name="Text_20_body">или:</text:p>
      <text:list text:style-name="L26">
        <text:list-item>
          <text:p text:style-name="P53"><text:soft-page-break/>объединить всё в один большой RuleGenome с 216 паттернами; однако это резко увеличит размер ILP. </text:p>
        </text:list-item>
      </text:list>
      <text:p text:style-name="Text_20_body">Для ясности сначала зафиксирую <text:span text:style-name="Strong_20_Emphasis">отдельный RuleGenome для поля</text:span>.</text:p>
      <text:h text:style-name="Heading_20_2" text:outline-level="2">2. Формат расширенного RuleGenome для поля φ</text:h>
      <text:h text:style-name="Heading_20_3" text:outline-level="3">2.1. Индексация полевых паттернов</text:h>
      <text:p text:style-name="Text_20_body">Пусть:</text:p>
      <text:list text:style-name="L27">
        <text:list-item>
          <text:p text:style-name="P54">L_φ = 3 (окно φi−1,φi,φi+1), </text:p>
        </text:list-item>
        <text:list-item>
          <text:p text:style-name="P55">φi∈{−1,0,+1}. </text:p>
        </text:list-item>
      </text:list>
      <text:p text:style-name="Text_20_body">Количество возможных паттернов по φ: 33=27.</text:p>
      <text:p text:style-name="Text_20_body">Определим:</text:p>
      <text:p text:style-name="Preformatted_20_Text"><text:span text:style-name="Source_20_Text"># Значения поля</text:span></text:p>
      <text:p text:style-name="Preformatted_20_Text"><text:span text:style-name="Source_20_Text">PHI_VALUES = [-1, 0, +1]</text:span></text:p>
      <text:p text:style-name="Preformatted_20_Text"><text:span text:style-name="Source_20_Text">L_phi = 3</text:span></text:p>
      <text:p text:style-name="Preformatted_20_Text"><text:span text:style-name="Source_20_Text">N_PATTERNS_PHI = len(PHI_VALUES)**L_phi <text:s/># 27</text:span></text:p>
      <text:p text:style-name="Preformatted_20_Text"/>
      <text:p text:style-name="Preformatted_20_Text"><text:span text:style-name="Source_20_Text">def idx_to_phi_pattern(idx: int) -&gt; tuple[int,...]:</text:span></text:p>
      <text:p text:style-name="Preformatted_20_Text"><text:span text:style-name="Source_20_Text"><text:s text:c="4"/>"""Индекс -&gt; локальный паттерн поля φ_i-1, φ_i, φ_i+1"""</text:span></text:p>
      <text:p text:style-name="Preformatted_20_Text"><text:span text:style-name="Source_20_Text"><text:s text:c="4"/>vals = []</text:span></text:p>
      <text:p text:style-name="Preformatted_20_Text"><text:span text:style-name="Source_20_Text"><text:s text:c="4"/>base = len(PHI_VALUES) <text:s/># 3</text:span></text:p>
      <text:p text:style-name="Preformatted_20_Text"><text:span text:style-name="Source_20_Text"><text:s text:c="4"/>for k in range(L_phi):</text:span></text:p>
      <text:p text:style-name="Preformatted_20_Text"><text:span text:style-name="Source_20_Text"><text:s text:c="8"/>digit = (idx // (base**k)) % base</text:span></text:p>
      <text:p text:style-name="Preformatted_20_Text"><text:span text:style-name="Source_20_Text"><text:s text:c="8"/>vals.append(PHI_VALUES[digit])</text:span></text:p>
      <text:p text:style-name="Preformatted_20_Text"><text:span text:style-name="Source_20_Text"><text:s text:c="4"/>return tuple(vals) <text:s text:c="2"/># (φ_{i-1}, φ_i, φ_{i+1})</text:span></text:p>
      <text:p text:style-name="Preformatted_20_Text"/>
      <text:p text:style-name="Preformatted_20_Text"><text:span text:style-name="Source_20_Text">def phi_pattern_to_idx(p: tuple[int,...]) -&gt; int:</text:span></text:p>
      <text:p text:style-name="Preformatted_20_Text"><text:span text:style-name="Source_20_Text"><text:s text:c="4"/>"""Паттерн поля -&gt; индекс"""</text:span></text:p>
      <text:p text:style-name="Preformatted_20_Text"><text:span text:style-name="Source_20_Text"><text:s text:c="4"/>idx = 0</text:span></text:p>
      <text:p text:style-name="Preformatted_20_Text"><text:span text:style-name="Source_20_Text"><text:s text:c="4"/>base = len(PHI_VALUES)</text:span></text:p>
      <text:p text:style-name="Preformatted_20_Text"><text:span text:style-name="Source_20_Text"><text:s text:c="4"/>for k, φ in enumerate(p):</text:span></text:p>
      <text:p text:style-name="Preformatted_20_Text"><text:span text:style-name="Source_20_Text"><text:s text:c="8"/>digit = PHI_VALUES.index(φ)</text:span></text:p>
      <text:p text:style-name="Preformatted_20_Text"><text:span text:style-name="Source_20_Text"><text:s text:c="8"/>idx += digit * (base**k)</text:span></text:p>
      <text:p text:style-name="P56"><text:span text:style-name="Source_20_Text"><text:s text:c="4"/>return idx</text:span></text:p>
      <text:p text:style-name="Text_20_body">Так мы получаем таблицу 0..26 → все комбинации из (−1,0,1) длины 3.</text:p>
      <text:h text:style-name="Heading_20_3" text:outline-level="3">2.2. Матрица переходов для φ</text:h>
      <text:p text:style-name="Text_20_body">Аналогично RuleGenome для спинов:</text:p>
      <text:p text:style-name="Preformatted_20_Text"><text:span text:style-name="Source_20_Text">@dataclass</text:span></text:p>
      <text:p text:style-name="Preformatted_20_Text"><text:span text:style-name="Source_20_Text">class PhiRuleGenome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Геном для поля φ: булева матрица переходов 27x27.</text:span></text:p>
      <text:p text:style-name="Preformatted_20_Text"/>
      <text:p text:style-name="Preformatted_20_Text"><text:span text:style-name="Source_20_Text"><text:s text:c="4"/>Ограничения (аналогичные спиновым):</text:span></text:p>
      <text:p text:style-name="Preformatted_20_Text"><text:span text:style-name="Source_20_Text"><text:s text:c="4"/>- (опционально) обратимость по φ: transitions_phi[i,j] = transitions_phi[j,i]</text:span></text:p>
      <text:p text:style-name="Preformatted_20_Text"><text:span text:style-name="Source_20_Text"><text:s text:c="4"/>- каждый полевой паттерн имеет максимум один выход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attern_length: int = 3</text:span></text:p>
      <text:p text:style-name="Preformatted_20_Text"><text:span text:style-name="Source_20_Text"><text:s text:c="4"/>transitions: np.ndarray = None <text:s/># shape (27,27), dtype=int {0,1}</text:span></text:p>
      <text:p text:style-name="Preformatted_20_Text"/>
      <text:p text:style-name="Preformatted_20_Text"><text:soft-page-break/><text:span text:style-name="Source_20_Text"><text:s text:c="4"/>def __post_init__(self):</text:span></text:p>
      <text:p text:style-name="Preformatted_20_Text"><text:span text:style-name="Source_20_Text"><text:s text:c="8"/>if self.transitions is None:</text:span></text:p>
      <text:p text:style-name="P56"><text:span text:style-name="Source_20_Text"><text:s text:c="12"/>self.transitions = np.zeros((N_PATTERNS_PHI, N_PATTERNS_PHI), dtype=int)</text:span></text:p>
      <text:p text:style-name="Text_20_body">Пока не навязываем полю полной обратимости — это тонкий момент:</text:p>
      <text:list text:style-name="L28">
        <text:list-item>
          <text:p text:style-name="P57">фундаментальная обратимость мира обеспечивается на общем (s,φ)‑состоянии, </text:p>
        </text:list-item>
        <text:list-item>
          <text:p text:style-name="P58">но чистая динамика φ может быть неинволюционной, если компенсируется спин‑слоем. </text:p>
        </text:list-item>
      </text:list>
      <text:p text:style-name="Text_20_body">Для первого шага допустимо:</text:p>
      <text:list text:style-name="L29">
        <text:list-item>
          <text:p text:style-name="P59">навязать <text:span text:style-name="Strong_20_Emphasis">обратимость и одноисходность для φ отдельно</text:span>, чтобы не ломать RSL‑формат; позже это можно ослабить. </text:p>
        </text:list-item>
      </text:list>
      <text:h text:style-name="Heading_20_2" text:outline-level="2">3. ILP‑ограничения для полевого слоя (φ)</text:h>
      <text:p text:style-name="Text_20_body">Хотим, чтобы φ реализовывала <text:span text:style-name="Emphasis">локальное полевое уравнение</text:span>, вида:</text:p>
      <text:p text:style-name="Text_20_body">[<text:line-break/>\varphi_i(t+1) = \varphi_i(t) + \alpha \big(\varphi_{i-1}(t) - 2\varphi_i(t) + \varphi_{i+1}(t)\big)</text:p>
      <text:list text:style-name="L30">
        <text:list-item>
          <text:p text:style-name="P60">\beta \cdot \rho_i(s)<text:line-break/>] </text:p>
        </text:list-item>
      </text:list>
      <text:p text:style-name="Text_20_body">в грубом смысле. Для дискретных значений φ∈{−1,0,1} можно заложить «похожее» поведение через ограниченный набор правил.</text:p>
      <text:h text:style-name="Heading_20_3" text:outline-level="3">3.1. Идея: зафиксировать трансформации для нескольких классов паттернов</text:h>
      <text:p text:style-name="Text_20_body">Классифицируем паттерны по полевому «профилю»:</text:p>
      <text:list text:style-name="L31">
        <text:list-item>
          <text:p text:style-name="P61"><text:span text:style-name="Strong_20_Emphasis">Равномерные</text:span>: (−1,−1,−1), (0,0,0), (+1,+1,+1) </text:p>
        </text:list-item>
        <text:list-item>
          <text:p text:style-name="P61"><text:span text:style-name="Strong_20_Emphasis">Линейные наклоны</text:span>: </text:p>
          <text:list>
            <text:list-item>
              <text:p text:style-name="P61">справа выше: (−1,0,+1), (0,+1,+1), (−1,−1,0), ... </text:p>
            </text:list-item>
            <text:list-item>
              <text:p text:style-name="P61">слева выше: симметричные. </text:p>
            </text:list-item>
          </text:list>
        </text:list-item>
        <text:list-item>
          <text:p text:style-name="P61"><text:span text:style-name="Strong_20_Emphasis">Локальные ямы/бугры</text:span>: </text:p>
          <text:list>
            <text:list-item>
              <text:p text:style-name="P62">(0,+1,0), (0,−1,0), (+1,0,+1), (−1,0,−1), и т.д. </text:p>
            </text:list-item>
          </text:list>
        </text:list-item>
      </text:list>
      <text:p text:style-name="Text_20_body">Нюанс: для обозримости начнём с <text:span text:style-name="Strong_20_Emphasis">минимальных правил</text:span>, которые:</text:p>
      <text:list text:style-name="L32">
        <text:list-item>
          <text:p text:style-name="P63">оставляют равномерные паттерны неизменными, </text:p>
        </text:list-item>
        <text:list-item>
          <text:p text:style-name="P63">выравнивают «бугорки» и «ямы» в сторону соседей, </text:p>
        </text:list-item>
        <text:list-item>
          <text:p text:style-name="P64">учитывают источник ρ(s) только в центральной ячейке. </text:p>
        </text:list-item>
      </text:list>
      <text:h text:style-name="Heading_20_3" text:outline-level="3">3.2. Фиксация «равновесных» паттернов</text:h>
      <text:p text:style-name="Text_20_body">Пусть:</text:p>
      <text:list text:style-name="L33">
        <text:list-item>
          <text:p text:style-name="P65">idx_φ(<text:span text:style-name="Source_20_Text">(-1,-1,-1)</text:span>) = i_neg, </text:p>
        </text:list-item>
        <text:list-item>
          <text:p text:style-name="P65">idx_φ(<text:span text:style-name="Source_20_Text">(0,0,0)</text:span>) = i_zero, </text:p>
        </text:list-item>
        <text:list-item>
          <text:p text:style-name="P66">idx_φ(<text:span text:style-name="Source_20_Text">(+1,+1,+1)</text:span>) = i_pos. </text:p>
        </text:list-item>
      </text:list>
      <text:p text:style-name="Text_20_body"><text:soft-page-break/><text:span text:style-name="Strong_20_Emphasis">Ограничения:</text:span></text:p>
      <text:p text:style-name="Text_20_body">xineg,ineg(ϕ)=1;xizero,izero(ϕ)=1;xipos,ipos(ϕ)=1.</text:p>
      <text:p text:style-name="Text_20_body">и</text:p>
      <text:p text:style-name="Text_20_body">∑jxineg,j(ϕ)=1, ∑jxizero,j(ϕ)=1, ∑jxipos,j(ϕ)=1</text:p>
      <text:p text:style-name="Text_20_body">чтобы не было других исходов.</text:p>
      <text:p text:style-name="Text_20_body">Это означает: однородные области поля стабильны.</text:p>
      <text:h text:style-name="Heading_20_3" text:outline-level="3">3.3. Простая «диффузия/выравнивание»</text:h>
      <text:p text:style-name="Text_20_body">Рассмотрим паттерн:</text:p>
      <text:list text:style-name="L34">
        <text:list-item>
          <text:p text:style-name="P67"><text:span text:style-name="Source_20_Text">(-1, 0, +1)</text:span> → i_slope0,</text:p>
        </text:list-item>
        <text:list-item>
          <text:p text:style-name="P67">хотим, чтобы в следующем шаге центральное φ₀ стало ближе к среднему:</text:p>
          <text:list>
            <text:list-item>
              <text:p text:style-name="P68">среднее = (−1 + 0 + 1)/3 = 0 → центральное φ = 0 (уже), </text:p>
            </text:list-item>
            <text:list-item>
              <text:p text:style-name="P67">можно оставить неизменным (равномерное): x[i_slope0,i_slope0] = 1. </text:p>
            </text:list-item>
          </text:list>
        </text:list-item>
      </text:list>
      <text:p text:style-name="Text_20_body">Для паттерна:</text:p>
      <text:list text:style-name="L35">
        <text:list-item>
          <text:p text:style-name="P69"><text:span text:style-name="Source_20_Text">(-1, +1, +1)</text:span> → i_right_high, </text:p>
          <text:list>
            <text:list-item>
              <text:p text:style-name="P70">среднее = (−1 +1 +1)/3 ≈ +0.33 → целевой центр ~ +1. </text:p>
            </text:list-item>
          </text:list>
        </text:list-item>
      </text:list>
      <text:p text:style-name="Text_20_body">Можно задать правило, которое:</text:p>
      <text:list text:style-name="L36">
        <text:list-item>
          <text:p text:style-name="P71">переставляет правую и центральную φ, или </text:p>
        </text:list-item>
        <text:list-item>
          <text:p text:style-name="P72">поднимает центральную φ к +1. </text:p>
        </text:list-item>
      </text:list>
      <text:p text:style-name="Text_20_body">Но чтобы не уходить в перегрузку логики, <text:span text:style-name="Strong_20_Emphasis">минимальный дискретный аналог Лапласиана</text:span> можно реализовать так:</text:p>
      <text:list text:style-name="L37">
        <text:list-item>
          <text:p text:style-name="P73">Если φ₀ ниже, чем среднее соседей — увеличиваем φ₀. </text:p>
        </text:list-item>
        <text:list-item>
          <text:p text:style-name="P74">Если выше — уменьшаем. </text:p>
        </text:list-item>
      </text:list>
      <text:p text:style-name="Text_20_body">На языке паттернов:</text:p>
      <text:list text:style-name="L38">
        <text:list-item>
          <text:p text:style-name="P75">паттерны вида:</text:p>
          <text:list>
            <text:list-item>
              <text:p text:style-name="P76">(−1,0,+1): </text:p>
              <text:list>
                <text:list-item>
                  <text:p text:style-name="P76">соседи: (−1,+1) → среднее=0 → φ₀ уже в среднем → оставить. </text:p>
                </text:list-item>
              </text:list>
            </text:list-item>
            <text:list-item>
              <text:p text:style-name="P76">(−1,−1,0): </text:p>
              <text:list>
                <text:list-item>
                  <text:p text:style-name="P75">соседи: (−1,0) → среднее=−0.5, ближе к −1 → можно сделать (-1,-1,-1). </text:p>
                </text:list-item>
              </text:list>
            </text:list-item>
          </text:list>
        </text:list-item>
      </text:list>
      <text:p text:style-name="Text_20_body">То есть выбираем несколько целевых правил для понятных случаев.</text:p>
      <text:p text:style-name="Text_20_body">Формально:</text:p>
      <text:list text:style-name="L39">
        <text:list-item>
          <text:p text:style-name="P77">выберите небольшой набор паттернов (i₁,...,i_k) и их «выравнивающих» замен j₁,...,j_k:</text:p>
          <text:p text:style-name="P78"><text:span text:style-name="Source_20_Text"># Пример:</text:span></text:p>
          <text:p text:style-name="P78"><text:span text:style-name="Source_20_Text">P1 = (-1,-1,0), <text:s text:c="2"/>R1 = (-1,-1,-1)</text:span></text:p>
          <text:p text:style-name="P78"><text:span text:style-name="Source_20_Text">P2 = (0,-1,-1), <text:s text:c="2"/>R2 = (-1,-1,-1)</text:span></text:p>
          <text:p text:style-name="P78"><text:span text:style-name="Source_20_Text">P3 = (+1,+1,0), <text:s text:c="2"/>R3 = (+1,+1,+1)</text:span></text:p>
          <text:p text:style-name="P78"><text:span text:style-name="Source_20_Text">P4 = (0,+1,+1), <text:s text:c="2"/>R4 = (+1,+1,+1)</text:span></text:p>
          <text:p text:style-name="P79"><text:soft-page-break/><text:span text:style-name="Source_20_Text"># и т.д.</text:span></text:p>
        </text:list-item>
        <text:list-item>
          <text:p text:style-name="P77">зафиксируем:</text:p>
          <text:p text:style-name="P77">xidx(Pk),idx(Rk)(ϕ)=1<text:line-break/>∑jxidx(Pk),j(ϕ)=1</text:p>
        </text:list-item>
      </text:list>
      <text:p text:style-name="Text_20_body">для этих k паттернов.</text:p>
      <text:h text:style-name="Heading_20_3" text:outline-level="3">3.4. Источник ρ(s) → поправка к φ</text:h>
      <text:p text:style-name="Text_20_body">Теперь учитываем спины s как «источник»:</text:p>
      <text:list text:style-name="L40">
        <text:list-item>
          <text:p text:style-name="P80">пусть ρ_i(s) = f(s_i), например f(+1)=+1, f(−1)=−1. </text:p>
        </text:list-item>
      </text:list>
      <text:p text:style-name="Text_20_body">Можно реализовать это <text:span text:style-name="Strong_20_Emphasis">отдельной маской трансформации</text:span>, а не в том же ILP:</text:p>
      <text:list text:style-name="L41">
        <text:list-item>
          <text:p text:style-name="P81">сначала обновлять φ по «диффузным» правилам (как выше),</text:p>
        </text:list-item>
        <text:list-item>
          <text:p text:style-name="P81">затем ввести <text:span text:style-name="Strong_20_Emphasis">дополнительное правило</text:span> (или набор):</text:p>
          <text:list>
            <text:list-item>
              <text:p text:style-name="P82">если s_i=+1 и φ_i&lt;+1 → φ_i:=φ_i+1 (поднять немного), </text:p>
            </text:list-item>
            <text:list-item>
              <text:p text:style-name="P81">если s_i=−1 и φ_i&gt;−1 → φ_i:=φ_i−1 (опустить немного). </text:p>
            </text:list-item>
          </text:list>
        </text:list-item>
      </text:list>
      <text:p text:style-name="Text_20_body">На уровне ILP:</text:p>
      <text:list text:style-name="L42">
        <text:list-item>
          <text:p text:style-name="P83">можно зафиксировать:</text:p>
          <text:list>
            <text:list-item>
              <text:p text:style-name="P83">для пар (соседнее поле, центральный спин s):</text:p>
              <text:p text:style-name="P84"><text:span text:style-name="Source_20_Text">(s_i = +1, φ-паттерн ... φ_i ...) → (s_i = +1, φ_i увеличен на 1, если не достиг +1)</text:span></text:p>
            </text:list-item>
          </text:list>
        </text:list-item>
        <text:list-item>
          <text:p text:style-name="P83">это уже требует расширения паттерна до (s_{i-1},s_i,s_{i+1},φ_{i-1},φ_i,φ_{i+1}) и матрицы переходов 2^3 · 3^3 = 216×216 — но всё ещё ILP‑решаемо (≈ 46656 булевых переменных).</text:p>
        </text:list-item>
      </text:list>
      <text:p text:style-name="Text_20_body"><text:span text:style-name="Strong_20_Emphasis">Минимальный рабочий путь</text:span> (для начала):</text:p>
      <text:list text:style-name="L43">
        <text:list-item>
          <text:p text:style-name="P85"><text:span text:style-name="Strong_20_Emphasis">разделить</text:span> обновление φ на два этапа:</text:p>
          <text:list>
            <text:list-item>
              <text:p text:style-name="P85">φ‑диффузия (как выше) — чисто по φ;</text:p>
            </text:list-item>
            <text:list-item>
              <text:p text:style-name="P85">φ‑источник от спинов s — явной формулой в коде (не через матрицу переходов):</text:p>
              <text:p text:style-name="P86"><text:span text:style-name="Source_20_Text">φ_i ← clip(φ_i + β * s_i, -1, +1)</text:span></text:p>
            </text:list-item>
          </text:list>
          <text:p text:style-name="P85">Это сохраняет обратимость только примерно, но на первом этапе даёт физически осмысленное поведение.</text:p>
        </text:list-item>
        <text:list-item>
          <text:p text:style-name="P85">Если же хочется <text:span text:style-name="Strong_20_Emphasis">строгой</text:span> обратимости и полной ILP‑формаловки — тогда надо расширять RuleGenome до 216 паттернов и задавать переходы для пар (s,φ) вместе. Это возможно, но сильно сложнее.</text:p>
        </text:list-item>
      </text:list>
      <text:h text:style-name="Heading_20_2" text:outline-level="2">4. Итоговый формат расширенного RuleGenome</text:h>
      <text:p text:style-name="Text_20_body">Минимальный, двухслойный вариант:</text:p>
      <text:list text:style-name="L44">
        <text:list-item>
          <text:p text:style-name="P87"><text:soft-page-break/><text:span text:style-name="Strong_20_Emphasis">Спиновый RuleGenome (как сейчас):</text:span></text:p>
          <text:p text:style-name="P88"><text:span text:style-name="Source_20_Text">@dataclass</text:span></text:p>
          <text:p text:style-name="P88"><text:span text:style-name="Source_20_Text">class SpinRuleGenome:</text:span></text:p>
          <text:p text:style-name="P88"><text:span text:style-name="Source_20_Text"><text:s text:c="4"/>pattern_length: int = 3</text:span></text:p>
          <text:p text:style-name="P88"><text:span text:style-name="Source_20_Text"><text:s text:c="4"/>transitions: np.ndarray = None <text:s/># 8x8</text:span></text:p>
          <text:p text:style-name="P88"/>
          <text:p text:style-name="P88"><text:span text:style-name="Source_20_Text"><text:s text:c="4"/># Ограничения:</text:span></text:p>
          <text:p text:style-name="P88"><text:span text:style-name="Source_20_Text"><text:s text:c="4"/># - обратимость: x[i,j] = x[j,i]</text:span></text:p>
          <text:p text:style-name="P88"><text:span text:style-name="Source_20_Text"><text:s text:c="4"/># - единственный выход: sum_j x[i,j] &lt;= 1</text:span></text:p>
          <text:p text:style-name="P89"><text:span text:style-name="Source_20_Text"><text:s text:c="4"/># - сохранение заряда Q_s (по s-паттерну)</text:span></text:p>
          <text:list>
            <text:list-item>
              <text:p text:style-name="P90">уже реализован (++-↔-++, +++→+++, остальное 0). </text:p>
            </text:list-item>
          </text:list>
        </text:list-item>
        <text:list-item>
          <text:p text:style-name="P87"><text:span text:style-name="Strong_20_Emphasis">Полевой PhiRuleGenome:</text:span></text:p>
          <text:p text:style-name="P88"><text:span text:style-name="Source_20_Text">@dataclass</text:span></text:p>
          <text:p text:style-name="P88"><text:span text:style-name="Source_20_Text">class PhiRuleGenome:</text:span></text:p>
          <text:p text:style-name="P88"><text:span text:style-name="Source_20_Text"><text:s text:c="4"/>pattern_length: int = 3</text:span></text:p>
          <text:p text:style-name="P88"><text:span text:style-name="Source_20_Text"><text:s text:c="4"/>transitions: np.ndarray = None <text:s/># 27x27</text:span></text:p>
          <text:p text:style-name="P88"/>
          <text:p text:style-name="P88"><text:span text:style-name="Source_20_Text"><text:s text:c="4"/># Ограничения:</text:span></text:p>
          <text:p text:style-name="P88"><text:span text:style-name="Source_20_Text"><text:s text:c="4"/># - (опционно) обратимость: y[i,j] = y[j,i]</text:span></text:p>
          <text:p text:style-name="P88"><text:span text:style-name="Source_20_Text"><text:s text:c="4"/># - единственный выход: sum_j y[i,j] &lt;= 1</text:span></text:p>
          <text:p text:style-name="P88"><text:span text:style-name="Source_20_Text"><text:s text:c="4"/># - фиксированные равновесные паттерны: (-1,-1,-1), (0,0,0), (+1,+1,+1)</text:span></text:p>
          <text:p text:style-name="P89"><text:span text:style-name="Source_20_Text"><text:s text:c="4"/># - фиксированный набор "диффузных" трансформаций</text:span></text:p>
          <text:list>
            <text:list-item>
              <text:p text:style-name="P90">ILP‑переменные: y_{i,j} ∈ {0,1}; </text:p>
            </text:list-item>
            <text:list-item>
              <text:p text:style-name="P90">фиксированные y_{i,j}=1 для равномерных и выравнивающих паттернов; </text:p>
            </text:list-item>
            <text:list-item>
              <text:p text:style-name="P90">все остальное — либо 0, либо можно оставить solver’у, при желании добавить цель (максимизировать число активных правил и т.п.). </text:p>
            </text:list-item>
          </text:list>
        </text:list-item>
        <text:list-item>
          <text:p text:style-name="P87"><text:span text:style-name="Strong_20_Emphasis">Мир</text:span>:</text:p>
          <text:p text:style-name="P88"><text:span text:style-name="Source_20_Text">class World:</text:span></text:p>
          <text:p text:style-name="P88"><text:span text:style-name="Source_20_Text"><text:s text:c="4"/>def __init__(self, N, spin_rules: SpinRuleGenome, phi_rules: PhiRuleGenome):</text:span></text:p>
          <text:p text:style-name="P88"><text:span text:style-name="Source_20_Text"><text:s text:c="8"/>self.N = N</text:span></text:p>
          <text:p text:style-name="P88"><text:span text:style-name="Source_20_Text"><text:s text:c="8"/>self.s = np.ones(N, dtype=int) <text:s/># спины</text:span></text:p>
          <text:p text:style-name="P88"><text:span text:style-name="Source_20_Text"><text:s text:c="8"/>self.φ = np.zeros(N, dtype=int) # поле φ_i ∈ {-1,0,1}</text:span></text:p>
          <text:p text:style-name="P88"><text:span text:style-name="Source_20_Text"><text:s text:c="8"/>self.spin_rules = spin_rules</text:span></text:p>
          <text:p text:style-name="P88"><text:span text:style-name="Source_20_Text"><text:s text:c="8"/>self.phi_rules = phi_rules</text:span></text:p>
          <text:p text:style-name="P88"/>
          <text:p text:style-name="P88"><text:span text:style-name="Source_20_Text"><text:s text:c="4"/>def step(self):</text:span></text:p>
          <text:p text:style-name="P88"><text:span text:style-name="Source_20_Text"><text:s text:c="8"/># 1. Обновление спинов по SpinRuleGenome</text:span></text:p>
          <text:p text:style-name="P88"><text:span text:style-name="Source_20_Text"><text:s text:c="8"/>self.s = apply_spin_rules(self.s, self.spin_rules)</text:span></text:p>
          <text:p text:style-name="P88"><text:span text:style-name="Source_20_Text"><text:s text:c="8"/># 2. Обновление φ по полевому RuleGenome:</text:span></text:p>
          <text:p text:style-name="P88"><text:span text:style-name="Source_20_Text"><text:s text:c="8"/>self.φ = apply_phi_rules(self.φ, self.phi_rules)</text:span></text:p>
          <text:p text:style-name="P88"><text:span text:style-name="Source_20_Text"><text:s text:c="8"/># 3. (опц.) источник φ от s:</text:span></text:p>
          <text:p text:style-name="P89"><text:span text:style-name="Source_20_Text"><text:s text:c="8"/>self.φ = apply_source_from_spins(self.φ, self.s)</text:span></text:p>
        </text:list-item>
      </text:list>
      <text:p text:style-name="Text_20_body">В таком виде:</text:p>
      <text:list text:style-name="L45">
        <text:list-item>
          <text:p text:style-name="P91">спиновый слой остаётся тем, что ILP уже показал как оптимум; </text:p>
        </text:list-item>
        <text:list-item>
          <text:p text:style-name="P91">новый полевой слой реализует <text:span text:style-name="Strong_20_Emphasis">распространение влияния Ω‑дефектов вдоль 1D</text:span>; </text:p>
        </text:list-item>
        <text:list-item>
          <text:p text:style-name="P92">на уровне наблюдателя вы можете теперь искать <text:span text:style-name="Strong_20_Emphasis">1/r²‑подобные законы</text:span> не на чисто спиновом уровне, а в структуре поля φ и его влияния на Ω‑частицы. </text:p>
        </text:list-item>
      </text:list>
      <text:p text:style-name="Text_20_body">Если хочешь, в следующем шаге можно:</text:p>
      <text:list text:style-name="L46">
        <text:list-item>
          <text:p text:style-name="P93"><text:soft-page-break/>явно расписать ILP‑формулировку для <text:span text:style-name="Source_20_Text">PhiRuleGenome.transitions[27,27]</text:span> с выбором конкретных Pk→Rk, как мы делали для спинов; </text:p>
        </text:list-item>
        <text:list-item>
          <text:p text:style-name="P94">или показать, как объединить спины и поле в единый RuleGenome (216 паттернов) и задать совместные ограничения так, чтобы всё оставалось строго обратимым и локальным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8:01:50.126200125</meta:creation-date>
    <dc:date>2025-12-16T18:02:13.554776650</dc:date>
    <meta:editing-duration>PT24S</meta:editing-duration>
    <meta:editing-cycles>1</meta:editing-cycles>
    <meta:document-statistic meta:table-count="0" meta:image-count="0" meta:object-count="0" meta:page-count="12" meta:paragraph-count="342" meta:word-count="2688" meta:character-count="18073" meta:non-whitespace-character-count="15510"/>
    <meta:generator>LibreOffice/25.8.3.2$Linux_X86_64 LibreOffice_project/580$Build-2</meta:generator>
  </office:meta>
</office:document-meta>
</file>